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line-height="100%"/>
      <style:text-properties style:font-name="Cantarell" fo:font-size="13pt" style:font-size-asian="13pt" style:font-size-complex="13pt"/>
    </style:style>
    <style:style style:name="P3" style:family="paragraph" style:parent-style-name="Standard" style:list-style-name="L1">
      <style:paragraph-properties fo:line-height="100%"/>
      <style:text-properties style:font-name="Cantarell" fo:font-size="13pt" style:font-size-asian="13pt" style:font-size-complex="13pt"/>
    </style:style>
    <style:style style:name="P4" style:family="paragraph" style:parent-style-name="Standard" style:list-style-name="L2">
      <style:paragraph-properties fo:line-height="100%"/>
      <style:text-properties style:font-name="Cantarell" fo:font-size="13pt" style:font-size-asian="13pt" style:font-size-complex="13pt"/>
    </style:style>
    <style:style style:name="P5" style:family="paragraph" style:parent-style-name="Standard" style:list-style-name="L2">
      <style:paragraph-properties fo:line-height="100%"/>
      <style:text-properties style:font-name="Cantarell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L2">
      <style:paragraph-properties fo:line-height="100%"/>
      <style:text-properties style:font-name="Cantarell"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 style:list-style-name="L2">
      <style:paragraph-properties fo:line-height="100%"/>
      <style:text-properties fo:font-variant="normal" fo:text-transform="none" fo:color="#222222" style:font-name="Cantarell" fo:font-size="13pt" fo:letter-spacing="normal" fo:font-style="normal" fo:font-weight="normal" style:font-size-asian="13pt" style:font-size-complex="13pt"/>
    </style:style>
    <style:style style:name="T1" style:family="text">
      <style:text-properties style:font-name="Cantarell" fo:font-size="15pt" style:font-size-asian="15pt" style:font-size-complex="15pt"/>
    </style:style>
    <style:style style:name="T2" style:family="text">
      <style:text-properties fo:font-variant="normal" fo:text-transform="none" fo:color="#222222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1">Work Report ( period 1.11.2013 to 30.11.2013) by RRU</text:span></text:p>
      <text:list xml:id="list2773899151" text:style-name="L1">
        <text:list-header>
          <text:p text:style-name="P3"/>
        </text:list-header>
      </text:list>
      <text:list xml:id="list2152039762" text:style-name="L2">
        <text:list-item>
          <text:list>
            <text:list-item>
              <text:list>
                <text:list-item>
                  <text:p text:style-name="P5">Tested Online_v2 for 0.5 mili seconds back ground monitoring.</text:p>
                  <text:p text:style-name="P5"><text:s text:c="2"/># Time between two monitoring packets ~24 ms &amp; ~100 ms. </text:p>
                  <text:p text:style-name="P5"><text:s text:c="2"/># Time between command &amp; response is ~84 ms. </text:p>
                  <text:p text:style-name="P5"><text:s text:c="2"/># Time between two commands 0.5 seconds. </text:p>
                  <text:p text:style-name="P5"/>
                  <text:p text:style-name="P5">Tested Online_v2 with .25 mili seconds back ground monitoring.</text:p>
                  <text:p text:style-name="P5"><text:s text:c="4"/># Dropout rate is quite high.</text:p>
                  <text:p text:style-name="P6"/>
                </text:list-item>
                <text:list-item>
                  <text:p text:style-name="P7">Discussed Online_v2 interfacing with Santaji, Deepak &amp; Naresh.</text:p>
                  <text:p text:style-name="P7"/>
                </text:list-item>
                <text:list-item>
                  <text:p text:style-name="P7">Implemented two commands in Online_v2 user section.</text:p>
                  <text:p text:style-name="P7">Showuser =&gt; It shows all user information along with their antenna name.</text:p>
                  <text:p text:style-name="P4"><text:span text:style-name="T2">Cmd2sub =&gt; Command ask user to enter user &amp; sub array number for which command has to be sent. After that system &amp; operation name is entered by user. Online_v2 picks up antenna name for respective user &amp; sub array number and send command to all antennae present in that particular user &amp; subarray group. This way multi antenna communication is done in Online_v2. As well as lowuser thread has been dropped from Online_v2.</text:span>For multi antenna communication wrote small prototype program like subarray.c &amp; multi_subarray.c</text:p>
                  <text:p text:style-name="P4"/>
                </text:list-item>
                <text:list-item>
                  <text:p text:style-name="P4">New MCM card has been placed in C06 to check MCM communication with Online_v2. MCM card has been programmed as fiber optical system MCM. It's working fine.</text:p>
                  <text:p text:style-name="P4"/>
                </text:list-item>
              </text:list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3-10-27T14:46:38</meta:creation-date>
    <dc:date>2013-12-03T10:34:52</dc:date>
    <dc:creator>teleset </dc:creator>
    <meta:editing-duration>PT39M40S</meta:editing-duration>
    <meta:editing-cycles>23</meta:editing-cycles>
    <meta:generator>LibreOffice/3.4$Linux LibreOffice_project/340m1$Build-602</meta:generator>
    <meta:document-statistic meta:table-count="0" meta:image-count="0" meta:object-count="0" meta:page-count="1" meta:paragraph-count="12" meta:word-count="203" meta:character-count="1222" meta:non-whitespace-character-count="1021"/>
  </office:meta>
</office:document-meta>
</file>